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D6DA5AD73F00864016.png" manifest:media-type="image/png"/>
  <manifest:file-entry manifest:full-path="Pictures/1000020100000321000002AD664D2AC8E482ED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2" text:anchor-type="char" svg:width="17cm" svg:height="14.538cm" draw:z-index="1"><draw:image xlink:href="Pictures/1000020100000321000002AD664D2AC8E482ED1B.png" xlink:type="simple" xlink:show="embed" xlink:actuate="onLoad" loext:mime-type="image/png"/></draw:frame></text:p>
      <text:p text:style-name="Standard"/>
      <text:p text:style-name="Standard"><draw:frame draw:style-name="fr1" draw:name="Imagen1" text:anchor-type="char" svg:width="17cm" svg:height="10.433cm" draw:z-index="0"><draw:image xlink:href="Pictures/1000020100000640000003D6DA5AD73F0086401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0:06:56.633400536</meta:creation-date>
    <dc:date>2022-10-06T10:08:24.029065246</dc:date>
    <meta:editing-duration>PT1M27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